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" svg:font-family="" style:font-family-generic="roman"/>
    <style:font-face style:name="Ubuntu Mono1" svg:font-family="'Ubuntu Mono'" style:font-pitch="fixed"/>
    <style:font-face style:name="Liberation Mono" svg:font-family="'Liberation Mono', 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066cc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99cc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99cc66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cc33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cc33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aec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aec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0066cc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/>
    </style:style>
    <style:style style:name="ce23" style:family="table-cell" style:parent-style-name="Default">
      <style:table-cell-properties fo:border-bottom="none" fo:background-color="#99cc66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ackground-color="#99cc66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cc33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cc33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0pt" style:text-underline-style="none" style:font-size-asian="10pt" style:font-size-complex="10pt"/>
    </style:style>
    <style:style style:name="ce30" style:family="table-cell" style:parent-style-name="Default">
      <style:table-cell-properties fo:border-bottom="none" fo:background-color="#aecf00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ackground-color="#aecf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 Mono1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38" style:family="table-cell" style:parent-style-name="Default">
      <style:table-cell-properties fo:border-bottom="none" fo:background-color="#99cc66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cc33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aec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none" fo:background-color="#0066cc" fo:border-left="none" fo:border-right="0.06pt solid #000000" fo:border-top="0.06pt solid #000000"/>
    </style:style>
    <style:style style:name="ce47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style:font-name-asian="WenQuanYi Micro Hei" style:font-name-complex="Lohit Devanagari"/>
    </style:style>
    <style:style style:name="ce49" style:family="table-cell" style:parent-style-name="Default">
      <style:table-cell-properties fo:border-bottom="none" fo:background-color="#99cc66" fo:border-left="none" fo:border-right="0.06pt solid #000000" fo:border-top="0.06pt solid #000000"/>
    </style:style>
    <style:style style:name="ce50" style:family="table-cell" style:parent-style-name="Default">
      <style:table-cell-properties fo:border-bottom="0.06pt solid #000000" fo:background-color="#99cc66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cc3300" fo:border-left="none" fo:border-right="0.06pt solid #000000" fo:border-top="0.06pt solid #000000"/>
    </style:style>
    <style:style style:name="ce52" style:family="table-cell" style:parent-style-name="Default">
      <style:table-cell-properties fo:border-bottom="0.06pt solid #000000" fo:background-color="#cc3300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aecf00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language="en" fo:country="US" style:font-name-asian="Liberation Mono" style:language-asian="en" style:country-asian="US" style:font-name-complex="DejaVu Sans" style:font-size-complex="6.80000019073486pt" style:language-complex="en" style:country-complex="US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color="#212121" style:font-name="Ubuntu Mono1" fo:font-size="10pt" fo:language="none" fo:country="none" fo:font-weight="bold" style:font-name-asian="Noto Sans" style:font-size-asian="10pt" style:language-asian="none" style:country-asian="none" style:font-weight-asian="bold" style:font-name-complex="Noto Sans" style:font-size-complex="10pt" style:language-complex="none" style:country-complex="none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 Mono1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ackground-color="#99cc66" fo:border-left="none" fo:border-right="none" fo:border-top="0.06pt solid #000000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#cc3300" fo:border-left="none" fo:border-right="none" fo:border-top="0.06pt solid #000000"/>
      <style:text-properties style:font-name="Ubuntu Mono1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ffff00" fo:border-left="none" fo:border-right="none" fo:border-top="0.06pt solid #000000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style:font-name="Ubuntu Mono1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 Mono1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 Mono1" fo:font-size="10pt" style:text-underline-style="none" style:font-size-asian="10pt" style:font-size-complex="10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 Mono" fo:font-size="10pt" style:font-size-asian="10pt" style:font-size-complex="10pt"/>
    </style:style>
    <style:style style:name="T2" style:family="text">
      <style:text-properties style:font-name="Ubuntu Mono"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/>
    </style:style>
    <style:style style:name="T5" style:family="text">
      <style:text-properties style:text-underline-style="none" style:text-underline-color="font-color" style:letter-kerning="true" fo:country="none" style:country-asian="none" style:font-size-asian="11pt"/>
    </style:style>
    <style:style style:name="T6" style:family="text">
      <style:text-properties style:letter-kerning="true" fo:country="none" style:country-asian="none" style:font-size-asian="11pt"/>
    </style:style>
    <style:style style:name="T7" style:family="text">
      <style:text-properties style:letter-kerning="true" fo:country="US" style:country-asian="SA" style:font-name-asian="" style:font-size-asian="11pt"/>
    </style:style>
    <style:style style:name="T8" style:family="text">
      <style:text-properties fo:country="US" style:letter-kerning="true" style:country-asian="SA" style:font-name-asian="" style:font-size-asian="11pt"/>
    </style:style>
    <style:style style:name="T9" style:family="text">
      <style:text-properties style:font-name="Ubuntu Mono" fo:font-size="10pt" style:font-name-asian="Liberation Mono;Courier New" style:font-size-asian="10pt" style:font-size-complex="10pt"/>
    </style:style>
    <style:style style:name="T10" style:family="text">
      <style:text-properties style:font-name="Ubuntu Mono" fo:font-size="10pt" style:font-name-asian="Liberation Mono;Courier New" style:font-size-asian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17"/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3NN</text:p>
          </table:table-cell>
          <table:table-cell table:style-name="ce14"/>
          <table:table-cell table:style-name="ce36" office:value-type="string" calcext:value-type="string">
            <text:p>WDBC</text:p>
          </table:table-cell>
          <table:table-cell table:style-name="ce42"/>
          <table:table-cell table:style-name="ce14"/>
          <table:table-cell table:style-name="ce36" office:value-type="string" calcext:value-type="string">
            <text:p>Movement Libras</text:p>
          </table:table-cell>
          <table:table-cell table:style-name="ce42"/>
          <table:table-cell table:style-name="ce14"/>
          <table:table-cell table:style-name="ce76" office:value-type="string" calcext:value-type="string">
            <text:p>Arritmia</text:p>
          </table:table-cell>
          <table:table-cell table:style-name="ce42"/>
        </table:table-row>
        <table:table-row table:style-name="ro1">
          <table:table-cell table:style-name="ce2"/>
          <table:table-cell table:style-name="ce15" office:value-type="string" calcext:value-type="string">
            <text:p>%class test</text:p>
          </table:table-cell>
          <table:table-cell table:style-name="ce15" office:value-type="string" calcext:value-type="string">
            <text:p>%red</text:p>
          </table:table-cell>
          <table:table-cell table:style-name="ce43" office:value-type="string" calcext:value-type="string">
            <text:p>T</text:p>
          </table:table-cell>
          <table:table-cell table:style-name="ce15" office:value-type="string" calcext:value-type="string">
            <text:p>%class test</text:p>
          </table:table-cell>
          <table:table-cell table:style-name="ce15" office:value-type="string" calcext:value-type="string">
            <text:p>%red</text:p>
          </table:table-cell>
          <table:table-cell table:style-name="ce43" office:value-type="string" calcext:value-type="string">
            <text:p>T</text:p>
          </table:table-cell>
          <table:table-cell table:style-name="ce15" office:value-type="string" calcext:value-type="string">
            <text:p>%class test</text:p>
          </table:table-cell>
          <table:table-cell table:style-name="ce15" office:value-type="string" calcext:value-type="string">
            <text:p>%red</text:p>
          </table:table-cell>
          <table:table-cell table:style-name="ce43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table:style-name="ce16" office:value-type="float" office:value="0.9788732" calcext:value-type="float">
            <text:p>0.9788732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table:style-name="ce60" office:value-type="float" office:value="0.65" calcext:value-type="float">
            <text:p>0.65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style-name="ce60" office:value-type="float" office:value="0.65625" calcext:value-type="float">
            <text:p>0.65625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office:value-type="float" office:value="0.9614035" calcext:value-type="float">
            <text:p>0.9614035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table:style-name="ce60" office:value-type="float" office:value="0.7277778" calcext:value-type="float">
            <text:p>0.7277778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28" calcext:value-type="float">
            <text:p>0.828</text:p>
          </table:table-cell>
          <table:table-cell table:style-name="ce17" office:value-type="float" office:value="0.6391753" calcext:value-type="float">
            <text:p>0.6391753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66" calcext:value-type="float">
            <text:p>0.866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office:value-type="float" office:value="0.943662" calcext:value-type="float">
            <text:p>0.943662</text:p>
          </table:table-cell>
          <table:table-cell table:style-name="ce35" office:value-type="float" office:value="0" calcext:value-type="float">
            <text:p>0</text:p>
          </table:table-cell>
          <table:table-cell table:style-name="ce21" office:value-type="string" calcext:value-type="string">
            <text:p><text:span text:style-name="T1"> </text:span><text:span text:style-name="T2">0.672 </text:span></text:p>
          </table:table-cell>
          <table:table-cell table:style-name="ce60" office:value-type="float" office:value="0.7" calcext:value-type="float">
            <text:p>0.7</text:p>
          </table:table-cell>
          <table:table-cell table:style-name="ce65" office:value-type="float" office:value="0" calcext:value-type="float">
            <text:p>0</text:p>
          </table:table-cell>
          <table:table-cell table:style-name="ce69" office:value-type="float" office:value="0.812" calcext:value-type="float">
            <text:p>0.812</text:p>
          </table:table-cell>
          <table:table-cell table:style-name="ce60" office:value-type="float" office:value="0.58854167" calcext:value-type="float">
            <text:p>0.58854167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office:value-type="float" office:value="0.9649123" calcext:value-type="float">
            <text:p>0.9649123</text:p>
          </table:table-cell>
          <table:table-cell table:style-name="ce35" office:value-type="float" office:value="0" calcext:value-type="float">
            <text:p>0</text:p>
          </table:table-cell>
          <table:table-cell table:style-name="ce21" office:value-type="string" calcext:value-type="string">
            <text:p><text:span text:style-name="T1"> </text:span><text:span text:style-name="T2">0.666</text:span></text:p>
          </table:table-cell>
          <table:table-cell table:style-name="ce60" office:value-type="float" office:value="0.7388889" calcext:value-type="float">
            <text:p>0.7388889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float" office:value="0.813" calcext:value-type="float">
            <text:p>0.813</text:p>
          </table:table-cell>
          <table:table-cell table:style-name="ce17" office:value-type="float" office:value="0.6391753" calcext:value-type="float">
            <text:p>0.6391753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table:style-name="ce16" office:value-type="float" office:value="0.9788732" calcext:value-type="float">
            <text:p>0.9788732</text:p>
          </table:table-cell>
          <table:table-cell table:style-name="ce35" office:value-type="float" office:value="0" calcext:value-type="float">
            <text:p>0</text:p>
          </table:table-cell>
          <table:table-cell table:style-name="ce21" office:value-type="string" calcext:value-type="string">
            <text:p><text:span text:style-name="T1"> </text:span><text:span text:style-name="T2">0.678</text:span></text:p>
          </table:table-cell>
          <table:table-cell table:style-name="ce60" office:value-type="float" office:value="0.6833333" calcext:value-type="float">
            <text:p>0.6833333</text:p>
          </table:table-cell>
          <table:table-cell table:style-name="ce65" office:value-type="float" office:value="0" calcext:value-type="float">
            <text:p>0</text:p>
          </table:table-cell>
          <table:table-cell table:style-name="ce70" office:value-type="float" office:value="0.815" calcext:value-type="float">
            <text:p>0.815</text:p>
          </table:table-cell>
          <table:table-cell table:style-name="ce60" office:value-type="float" office:value="0.6458333" calcext:value-type="float">
            <text:p>0.6458333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52" calcext:value-type="float">
            <text:p>0.852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office:value-type="float" office:value="0.9754386" calcext:value-type="float">
            <text:p>0.9754386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.663" calcext:value-type="float">
            <text:p>0.663</text:p>
          </table:table-cell>
          <table:table-cell table:style-name="ce60" office:value-type="float" office:value="0.6944444" calcext:value-type="float">
            <text:p>0.6944444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string" calcext:value-type="string">
            <text:p><text:span text:style-name="T3"> </text:span><text:span text:style-name="T4">0.819 </text:span></text:p>
          </table:table-cell>
          <table:table-cell table:style-name="ce17" office:value-type="float" office:value="0.61340206" calcext:value-type="float">
            <text:p>0.61340206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table:style-name="ce16" office:value-type="float" office:value="0.971831" calcext:value-type="float">
            <text:p>0.97183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table:style-name="ce60" office:value-type="float" office:value="0.7" calcext:value-type="float">
            <text:p>0.7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16" calcext:value-type="float">
            <text:p>0.816</text:p>
          </table:table-cell>
          <table:table-cell table:style-name="ce60" office:value-type="float" office:value="0.6458333" calcext:value-type="float">
            <text:p>0.6458333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office:value-type="float" office:value="0.9754386" calcext:value-type="float">
            <text:p>0.9754386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style-name="ce60" office:value-type="float" office:value="0.7222222" calcext:value-type="float">
            <text:p>0.7222222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14" calcext:value-type="float">
            <text:p>0.814</text:p>
          </table:table-cell>
          <table:table-cell table:style-name="ce17" office:value-type="float" office:value="0.61340206" calcext:value-type="float">
            <text:p>0.61340206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table:style-name="ce16" office:value-type="float" office:value="0.9612676" calcext:value-type="float">
            <text:p>0.9612676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table:style-name="ce60" office:value-type="float" office:value="0.6888889" calcext:value-type="float">
            <text:p>0.6888889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style-name="ce60" office:value-type="float" office:value="0.6614583" calcext:value-type="float">
            <text:p>0.6614583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office:value-type="float" office:value="0.954386" calcext:value-type="float">
            <text:p>0.954386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<text:span text:style-name="T3">  </text:span><text:span text:style-name="T4">0.668 </text:span></text:p>
          </table:table-cell>
          <table:table-cell table:style-name="ce60" office:value-type="float" office:value="0.7" calcext:value-type="float">
            <text:p>0.7</text:p>
          </table:table-cell>
          <table:table-cell table:style-name="ce65" office:value-type="float" office:value="0" calcext:value-type="float">
            <text:p>0</text:p>
          </table:table-cell>
          <table:table-cell office:value-type="float" office:value="0.981" calcext:value-type="float">
            <text:p>0.981</text:p>
          </table:table-cell>
          <table:table-cell table:style-name="ce17" office:value-type="float" office:value="0.6082474" calcext:value-type="float">
            <text:p>0.6082474</text:p>
          </table:table-cell>
          <table:table-cell table:style-name="ce65" office:value-type="float" office:value="0" calcext:value-type="float">
            <text:p>0</text:p>
          </table:table-cell>
          <table:table-cell table:style-name="ce81" office:value-type="float" office:value="0.864" calcext:value-type="float">
            <text:p>0.864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18" table:formula="of:=AVERAGE([.B4:.B13])" office:value-type="float" office:value="0.9666086" calcext:value-type="float">
            <text:p>0.9666086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AVERAGE([.D4:.D13])" office:value-type="float" office:value="0.6715" calcext:value-type="float">
            <text:p>0.6715</text:p>
          </table:table-cell>
          <table:table-cell table:style-name="ce22" table:formula="of:=AVERAGE([.E4:.E13])" office:value-type="float" office:value="0.70055555" calcext:value-type="float">
            <text:p>0.70055555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AVERAGE([.G4:.G13])" office:value-type="float" office:value="0.838111111111111" calcext:value-type="float">
            <text:p>0.8381111111</text:p>
          </table:table-cell>
          <table:table-cell table:style-name="ce22" table:formula="of:=AVERAGE([.H4:.H13])" office:value-type="float" office:value="0.631131869" calcext:value-type="float">
            <text:p>0.631131869</text:p>
          </table:table-cell>
          <table:table-cell table:style-name="ce22" office:value-type="float" office:value="0" calcext:value-type="float">
            <text:p>0</text:p>
          </table:table-cell>
          <table:table-cell table:style-name="ce82" table:formula="of:=AVERAGE([.J4:.J13])" office:value-type="float" office:value="0.8588" calcext:value-type="float">
            <text:p>0.858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45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BMB</text:p>
          </table:table-cell>
          <table:table-cell table:style-name="ce19"/>
          <table:table-cell table:style-name="ce37" office:value-type="string" calcext:value-type="string">
            <text:p>WDBC</text:p>
          </table:table-cell>
          <table:table-cell table:style-name="ce46"/>
          <table:table-cell table:style-name="ce19"/>
          <table:table-cell table:style-name="ce37" office:value-type="string" calcext:value-type="string">
            <text:p>Movement Libras</text:p>
          </table:table-cell>
          <table:table-cell table:style-name="ce46"/>
          <table:table-cell table:style-name="ce19"/>
          <table:table-cell table:style-name="ce77" office:value-type="string" calcext:value-type="string">
            <text:p>Arritmia</text:p>
          </table:table-cell>
          <table:table-cell table:style-name="ce46"/>
        </table:table-row>
        <table:table-row table:style-name="ro1">
          <table:table-cell table:style-name="ce6"/>
          <table:table-cell table:style-name="ce20" office:value-type="string" calcext:value-type="string">
            <text:p>%class test</text:p>
          </table:table-cell>
          <table:table-cell table:style-name="ce20" office:value-type="string" calcext:value-type="string">
            <text:p>%red</text:p>
          </table:table-cell>
          <table:table-cell table:style-name="ce47" office:value-type="string" calcext:value-type="string">
            <text:p>T</text:p>
          </table:table-cell>
          <table:table-cell table:style-name="ce20" office:value-type="string" calcext:value-type="string">
            <text:p>%class test</text:p>
          </table:table-cell>
          <table:table-cell table:style-name="ce20" office:value-type="string" calcext:value-type="string">
            <text:p>%red</text:p>
          </table:table-cell>
          <table:table-cell table:style-name="ce47" office:value-type="string" calcext:value-type="string">
            <text:p>T</text:p>
          </table:table-cell>
          <table:table-cell table:style-name="ce20" office:value-type="string" calcext:value-type="string">
            <text:p>%class test</text:p>
          </table:table-cell>
          <table:table-cell table:style-name="ce20" office:value-type="string" calcext:value-type="string">
            <text:p>%red</text:p>
          </table:table-cell>
          <table:table-cell table:style-name="ce47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office:value-type="float" office:value="0.9894366" calcext:value-type="float">
            <text:p>0.9894366</text:p>
          </table:table-cell>
          <table:table-cell table:style-name="ce17" office:value-type="float" office:value="38.70968" calcext:value-type="float">
            <text:p>38.70968</text:p>
          </table:table-cell>
          <table:table-cell office:value-type="float" office:value="588.299" calcext:value-type="float">
            <text:p>588.299</text:p>
          </table:table-cell>
          <table:table-cell table:style-name="ce17" office:value-type="float" office:value="0.7555556" calcext:value-type="float">
            <text:p>0.7555556</text:p>
          </table:table-cell>
          <table:table-cell table:style-name="ce17" office:value-type="float" office:value="51.64835" calcext:value-type="float">
            <text:p>51.64835</text:p>
          </table:table-cell>
          <table:table-cell office:value-type="float" office:value="1914.617" calcext:value-type="float">
            <text:p>1914.617</text:p>
          </table:table-cell>
          <table:table-cell table:style-name="ce72" office:value-type="float" office:value="0.7395833" calcext:value-type="float">
            <text:p>0.7395833</text:p>
          </table:table-cell>
          <table:table-cell table:style-name="ce78" office:value-type="float" office:value="53.54331" calcext:value-type="float">
            <text:p>53.54331</text:p>
          </table:table-cell>
          <table:table-cell table:style-name="ce83" office:value-type="float" office:value="6449.691" calcext:value-type="float">
            <text:p>6449.691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office:value-type="float" office:value="0.9789474" calcext:value-type="float">
            <text:p>0.9789474</text:p>
          </table:table-cell>
          <table:table-cell table:style-name="ce21" office:value-type="string" calcext:value-type="string">
            <text:p><text:span text:style-name="T1"> </text:span><text:span text:style-name="T2">54.83871</text:span></text:p>
          </table:table-cell>
          <table:table-cell office:value-type="float" office:value="572.631" calcext:value-type="float">
            <text:p>572.631</text:p>
          </table:table-cell>
          <table:table-cell table:style-name="ce17" office:value-type="float" office:value="0.7777778" calcext:value-type="float">
            <text:p>0.7777778</text:p>
          </table:table-cell>
          <table:table-cell table:style-name="ce17" office:value-type="float" office:value="38.46154" calcext:value-type="float">
            <text:p>38.46154</text:p>
          </table:table-cell>
          <table:table-cell office:value-type="float" office:value="1957.493" calcext:value-type="float">
            <text:p>1957.493</text:p>
          </table:table-cell>
          <table:table-cell table:style-name="ce27" office:value-type="float" office:value="0.7268041" calcext:value-type="float">
            <text:p>0.7268041</text:p>
          </table:table-cell>
          <table:table-cell table:style-name="ce27" office:value-type="float" office:value="48.8189" calcext:value-type="float">
            <text:p>48.8189</text:p>
          </table:table-cell>
          <table:table-cell table:style-name="ce84" office:value-type="float" office:value="13192.81" calcext:value-type="float">
            <text:p>13192.81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office:value-type="float" office:value="0.9788732" calcext:value-type="float">
            <text:p>0.9788732</text:p>
          </table:table-cell>
          <table:table-cell table:style-name="ce17" office:value-type="float" office:value="45.16129" calcext:value-type="float">
            <text:p>45.16129</text:p>
          </table:table-cell>
          <table:table-cell office:value-type="float" office:value="672.655" calcext:value-type="float">
            <text:p>672.655</text:p>
          </table:table-cell>
          <table:table-cell table:style-name="ce17" office:value-type="float" office:value="0.7277778" calcext:value-type="float">
            <text:p>0.7277778</text:p>
          </table:table-cell>
          <table:table-cell table:style-name="ce17" office:value-type="float" office:value="56.04396" calcext:value-type="float">
            <text:p>56.04396</text:p>
          </table:table-cell>
          <table:table-cell office:value-type="float" office:value="1755.723" calcext:value-type="float">
            <text:p>1755.723</text:p>
          </table:table-cell>
          <table:table-cell table:style-name="ce72" office:value-type="float" office:value="0.6822917" calcext:value-type="float">
            <text:p>0.6822917</text:p>
          </table:table-cell>
          <table:table-cell table:style-name="ce78" office:value-type="float" office:value="53.54331" calcext:value-type="float">
            <text:p>53.54331</text:p>
          </table:table-cell>
          <table:table-cell table:style-name="ce83" office:value-type="float" office:value="7032.449" calcext:value-type="float">
            <text:p>7032.449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office:value-type="float" office:value="0.9859649" calcext:value-type="float">
            <text:p>0.9859649</text:p>
          </table:table-cell>
          <table:table-cell table:style-name="ce17" office:value-type="float" office:value="58.06452" calcext:value-type="float">
            <text:p>58.06452</text:p>
          </table:table-cell>
          <table:table-cell office:value-type="float" office:value="538.113" calcext:value-type="float">
            <text:p>538.113</text:p>
          </table:table-cell>
          <table:table-cell table:style-name="ce17" office:value-type="float" office:value="0.7888889" calcext:value-type="float">
            <text:p>0.7888889</text:p>
          </table:table-cell>
          <table:table-cell table:style-name="ce17" office:value-type="float" office:value="49.45055" calcext:value-type="float">
            <text:p>49.45055</text:p>
          </table:table-cell>
          <table:table-cell table:style-name="ce21" office:value-type="string" calcext:value-type="string">
            <text:p><text:span text:style-name="T1"> </text:span><text:span text:style-name="T2">1996.898</text:span></text:p>
          </table:table-cell>
          <table:table-cell table:style-name="ce27" office:value-type="float" office:value="0.7164948" calcext:value-type="float">
            <text:p>0.7164948</text:p>
          </table:table-cell>
          <table:table-cell table:style-name="ce27" office:value-type="float" office:value="49.2126" calcext:value-type="float">
            <text:p>49.2126</text:p>
          </table:table-cell>
          <table:table-cell table:style-name="ce85" office:value-type="string" calcext:value-type="string">
            <text:p><text:span text:style-name="T5">11839.52 </text:span>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table:style-name="ce21" office:value-type="string" calcext:value-type="string">
            <text:p><text:span text:style-name="T1"> </text:span><text:span text:style-name="T2">0.9894366</text:span></text:p>
          </table:table-cell>
          <table:table-cell table:style-name="ce17" office:value-type="float" office:value="54.83871" calcext:value-type="float">
            <text:p>54.83871</text:p>
          </table:table-cell>
          <table:table-cell office:value-type="float" office:value="495.37" calcext:value-type="float">
            <text:p>495.37</text:p>
          </table:table-cell>
          <table:table-cell table:style-name="ce21" office:value-type="string" calcext:value-type="string">
            <text:p><text:span text:style-name="T1"> </text:span><text:span text:style-name="T2">0.75</text:span></text:p>
          </table:table-cell>
          <table:table-cell table:style-name="ce17" office:value-type="float" office:value="50.54945" calcext:value-type="float">
            <text:p>50.54945</text:p>
          </table:table-cell>
          <table:table-cell office:value-type="float" office:value="1882.475" calcext:value-type="float">
            <text:p>1882.475</text:p>
          </table:table-cell>
          <table:table-cell table:style-name="ce72" office:value-type="float" office:value="0.7395833" calcext:value-type="float">
            <text:p>0.7395833</text:p>
          </table:table-cell>
          <table:table-cell table:style-name="ce72" office:value-type="float" office:value="52.3622" calcext:value-type="float">
            <text:p>52.3622</text:p>
          </table:table-cell>
          <table:table-cell table:style-name="ce83" office:value-type="float" office:value="6885.933" calcext:value-type="float">
            <text:p>6885.933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office:value-type="float" office:value="0.9859649" calcext:value-type="float">
            <text:p>0.9859649</text:p>
          </table:table-cell>
          <table:table-cell table:style-name="ce17" office:value-type="float" office:value="32.25806" calcext:value-type="float">
            <text:p>32.25806</text:p>
          </table:table-cell>
          <table:table-cell office:value-type="float" office:value="691.266" calcext:value-type="float">
            <text:p>691.266</text:p>
          </table:table-cell>
          <table:table-cell table:style-name="ce21" office:value-type="string" calcext:value-type="string">
            <text:p><text:span text:style-name="T1"> </text:span><text:span text:style-name="T2">0.7611111</text:span></text:p>
          </table:table-cell>
          <table:table-cell table:style-name="ce17" office:value-type="float" office:value="53.84615" calcext:value-type="float">
            <text:p>53.84615</text:p>
          </table:table-cell>
          <table:table-cell office:value-type="float" office:value="2112.855" calcext:value-type="float">
            <text:p>2112.855</text:p>
          </table:table-cell>
          <table:table-cell table:style-name="ce27" office:value-type="float" office:value="0.7010309" calcext:value-type="float">
            <text:p>0.7010309</text:p>
          </table:table-cell>
          <table:table-cell table:style-name="ce27" office:value-type="float" office:value="50.7874" calcext:value-type="float">
            <text:p>50.7874</text:p>
          </table:table-cell>
          <table:table-cell table:style-name="ce84" office:value-type="float" office:value="13402.58" calcext:value-type="float">
            <text:p>13402.58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office:value-type="float" office:value="0.9753521" calcext:value-type="float">
            <text:p>0.9753521</text:p>
          </table:table-cell>
          <table:table-cell table:style-name="ce17" office:value-type="float" office:value="54.83871" calcext:value-type="float">
            <text:p>54.83871</text:p>
          </table:table-cell>
          <table:table-cell office:value-type="float" office:value="616.349" calcext:value-type="float">
            <text:p>616.349</text:p>
          </table:table-cell>
          <table:table-cell table:style-name="ce17" office:value-type="float" office:value="0.7666667" calcext:value-type="float">
            <text:p>0.7666667</text:p>
          </table:table-cell>
          <table:table-cell table:style-name="ce21" office:value-type="string" calcext:value-type="string">
            <text:p><text:span text:style-name="T1"> </text:span><text:span text:style-name="T2">49.45055</text:span></text:p>
          </table:table-cell>
          <table:table-cell office:value-type="float" office:value="2033.682" calcext:value-type="float">
            <text:p>2033.682</text:p>
          </table:table-cell>
          <table:table-cell table:style-name="ce72" office:value-type="float" office:value="0.75" calcext:value-type="float">
            <text:p>0.75</text:p>
          </table:table-cell>
          <table:table-cell table:style-name="ce72" office:value-type="float" office:value="51.5748" calcext:value-type="float">
            <text:p>51.5748</text:p>
          </table:table-cell>
          <table:table-cell table:style-name="ce83" office:value-type="float" office:value="6723.534" calcext:value-type="float">
            <text:p>6723.534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office:value-type="float" office:value="0.9929825" calcext:value-type="float">
            <text:p>0.9929825</text:p>
          </table:table-cell>
          <table:table-cell table:style-name="ce21" office:value-type="string" calcext:value-type="string">
            <text:p><text:span text:style-name="T1"> </text:span><text:span text:style-name="T2">51.6129</text:span></text:p>
          </table:table-cell>
          <table:table-cell office:value-type="float" office:value="579.287" calcext:value-type="float">
            <text:p>579.287</text:p>
          </table:table-cell>
          <table:table-cell table:style-name="ce17" office:value-type="float" office:value="0.7888889" calcext:value-type="float">
            <text:p>0.7888889</text:p>
          </table:table-cell>
          <table:table-cell table:style-name="ce66" office:value-type="float" office:value="50.54945" calcext:value-type="float">
            <text:p>50.54945</text:p>
          </table:table-cell>
          <table:table-cell office:value-type="float" office:value="1702.93" calcext:value-type="float">
            <text:p>1702.93</text:p>
          </table:table-cell>
          <table:table-cell table:style-name="ce73" office:value-type="string" calcext:value-type="string">
            <text:p><text:span text:style-name="T5">0.7010309</text:span></text:p>
          </table:table-cell>
          <table:table-cell table:style-name="ce79" office:value-type="string" calcext:value-type="string">
            <text:p><text:span text:style-name="T5">51.5748</text:span></text:p>
          </table:table-cell>
          <table:table-cell table:style-name="ce84" office:value-type="float" office:value="13376.27" calcext:value-type="float">
            <text:p>13376.27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office:value-type="float" office:value="0.9823944" calcext:value-type="float">
            <text:p>0.9823944</text:p>
          </table:table-cell>
          <table:table-cell table:style-name="ce17" office:value-type="float" office:value="51.6129" calcext:value-type="float">
            <text:p>51.6129</text:p>
          </table:table-cell>
          <table:table-cell table:style-name="ce21" office:value-type="string" calcext:value-type="string">
            <text:p><text:span text:style-name="T1"> </text:span><text:span text:style-name="T2">625.256 </text:span></text:p>
          </table:table-cell>
          <table:table-cell table:style-name="ce21" office:value-type="string" calcext:value-type="string">
            <text:p><text:span text:style-name="T1"> </text:span><text:span text:style-name="T2">0.7611111</text:span></text:p>
          </table:table-cell>
          <table:table-cell table:style-name="ce21" office:value-type="string" calcext:value-type="string">
            <text:p><text:span text:style-name="T1"> </text:span><text:span text:style-name="T2">49.45055</text:span></text:p>
          </table:table-cell>
          <table:table-cell office:value-type="float" office:value="2229.8" calcext:value-type="float">
            <text:p>2229.8</text:p>
          </table:table-cell>
          <table:table-cell table:style-name="ce72" office:value-type="float" office:value="0.7083333" calcext:value-type="float">
            <text:p>0.7083333</text:p>
          </table:table-cell>
          <table:table-cell table:style-name="ce72" office:value-type="string" calcext:value-type="string">
            <text:p><text:span text:style-name="T1"> </text:span><text:span text:style-name="T2">50.3937</text:span></text:p>
          </table:table-cell>
          <table:table-cell table:style-name="ce83" office:value-type="float" office:value="7274.436" calcext:value-type="float">
            <text:p>7274.436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office:value-type="float" office:value="0.9859649" calcext:value-type="float">
            <text:p>0.9859649</text:p>
          </table:table-cell>
          <table:table-cell table:style-name="ce17" office:value-type="float" office:value="67.74194" calcext:value-type="float">
            <text:p>67.74194</text:p>
          </table:table-cell>
          <table:table-cell office:value-type="float" office:value="610.024" calcext:value-type="float">
            <text:p>610.024</text:p>
          </table:table-cell>
          <table:table-cell table:style-name="ce17" office:value-type="float" office:value="0.7888889" calcext:value-type="float">
            <text:p>0.7888889</text:p>
          </table:table-cell>
          <table:table-cell table:style-name="ce17" office:value-type="float" office:value="42.85714" calcext:value-type="float">
            <text:p>42.85714</text:p>
          </table:table-cell>
          <table:table-cell office:value-type="float" office:value="2030.524" calcext:value-type="float">
            <text:p>2030.524</text:p>
          </table:table-cell>
          <table:table-cell table:style-name="ce27" office:value-type="float" office:value="0.742268" calcext:value-type="float">
            <text:p>0.742268</text:p>
          </table:table-cell>
          <table:table-cell table:style-name="ce27" office:value-type="float" office:value="51.9685" calcext:value-type="float">
            <text:p>51.9685</text:p>
          </table:table-cell>
          <table:table-cell table:style-name="ce84" office:value-type="float" office:value="16215.55" calcext:value-type="float">
            <text:p>16215.55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22" table:formula="of:=AVERAGE([.B19:.B28])" office:value-type="float" office:value="0.983986766666667" calcext:value-type="float">
            <text:p>0.9839867667</text:p>
          </table:table-cell>
          <table:table-cell table:style-name="ce22" table:formula="of:=AVERAGE([.C19:.C28])" office:value-type="float" office:value="50.40322625" calcext:value-type="float">
            <text:p>50.40322625</text:p>
          </table:table-cell>
          <table:table-cell table:style-name="ce22" table:formula="of:=AVERAGE([.D19:.D28])" office:value-type="float" office:value="595.999333333333" calcext:value-type="float">
            <text:p>595.9993333333</text:p>
          </table:table-cell>
          <table:table-cell table:style-name="ce22" table:formula="of:=AVERAGE([.E19:.E28])" office:value-type="float" office:value="0.770634942857143" calcext:value-type="float">
            <text:p>0.7706349429</text:p>
          </table:table-cell>
          <table:table-cell table:style-name="ce22" table:formula="of:=AVERAGE([.F19:.F28])" office:value-type="float" office:value="49.17582375" calcext:value-type="float">
            <text:p>49.17582375</text:p>
          </table:table-cell>
          <table:table-cell table:style-name="ce22" table:formula="of:=AVERAGE([.G19:.G28])" office:value-type="float" office:value="1957.78877777778" calcext:value-type="float">
            <text:p>1957.7887777778</text:p>
          </table:table-cell>
          <table:table-cell table:style-name="ce29" table:formula="of:=AVERAGE([.H19:.H28])" office:value-type="float" office:value="0.722932155555555" calcext:value-type="float">
            <text:p>0.7229321556</text:p>
          </table:table-cell>
          <table:table-cell table:style-name="ce29" table:formula="of:=AVERAGE([.I19:.I28])" office:value-type="float" office:value="51.4763775" calcext:value-type="float">
            <text:p>51.4763775</text:p>
          </table:table-cell>
          <table:table-cell table:style-name="ce86" table:formula="of:=AVERAGE([.J19:.J28])" office:value-type="float" office:value="10061.4725555556" calcext:value-type="float">
            <text:p>10061.4725555556</text:p>
          </table:table-cell>
        </table:table-row>
        <table:table-row table:style-name="ro1">
          <table:table-cell table:style-name="ce4" office:value-type="string" calcext:value-type="string">
            <text:p>desv tipica</text:p>
          </table:table-cell>
          <table:table-cell table:style-name="ce22" table:formula="of:=STDEV([.B19:.B28])" office:value-type="float" office:value="0.00560133707832336" calcext:value-type="float">
            <text:p>0.0056013371</text:p>
          </table:table-cell>
          <table:table-cell table:style-name="ce22" table:formula="of:=STDEV([.C19:.C28])" office:value-type="float" office:value="11.2985507097958" calcext:value-type="float">
            <text:p>11.2985507098</text:p>
          </table:table-cell>
          <table:table-cell table:style-name="ce22" table:formula="of:=STDEV([.D19:.D29])" office:value-type="float" office:value="57.66223080627" calcext:value-type="float">
            <text:p>57.6622308063</text:p>
          </table:table-cell>
          <table:table-cell table:style-name="ce61" table:formula="of:=STDEV([.E19:.E28])" office:value-type="float" office:value="0.0228418821777641" calcext:value-type="float">
            <text:p>0.0228418822</text:p>
          </table:table-cell>
          <table:table-cell table:style-name="ce22" table:formula="of:=STDEV([.F19:.F28])" office:value-type="float" office:value="5.77763473795768" calcext:value-type="float">
            <text:p>5.777634738</text:p>
          </table:table-cell>
          <table:table-cell table:style-name="ce22" table:formula="of:=STDEV([.G19:.G28])" office:value-type="float" office:value="166.735367492756" calcext:value-type="float">
            <text:p>166.7353674928</text:p>
          </table:table-cell>
          <table:table-cell table:style-name="ce22" table:formula="of:=STDEV([.H19:.H28])" office:value-type="float" office:value="0.0225331256498134" calcext:value-type="float">
            <text:p>0.0225331256</text:p>
          </table:table-cell>
          <table:table-cell table:style-name="ce22" table:formula="of:=STDEV([.I19:.I28])" office:value-type="float" office:value="1.78255587739106" calcext:value-type="float">
            <text:p>1.7825558774</text:p>
          </table:table-cell>
          <table:table-cell table:style-name="ce82" table:formula="of:=STDEV([.J19:.J28])" office:value-type="float" office:value="3889.76593403999" calcext:value-type="float">
            <text:p>3889.76593404</text:p>
          </table:table-cell>
        </table:table-row>
        <table:table-row table:style-name="ro1">
          <table:table-cell table:style-name="ce4" office:value-type="string" calcext:value-type="string">
            <text:p>mediana</text:p>
          </table:table-cell>
          <table:table-cell table:style-name="ce22" table:formula="of:=MEDIAN([.B19:.B28])" office:value-type="float" office:value="0.9859649" calcext:value-type="float">
            <text:p>0.9859649</text:p>
          </table:table-cell>
          <table:table-cell table:style-name="ce22" table:formula="of:=MEDIAN([.C19:.C28])" office:value-type="float" office:value="53.225805" calcext:value-type="float">
            <text:p>53.225805</text:p>
          </table:table-cell>
          <table:table-cell table:style-name="ce48" table:formula="of:=MEDIAN([.D19:.D28])" office:value-type="float" office:value="588.299" calcext:value-type="float">
            <text:p>588.299</text:p>
          </table:table-cell>
          <table:table-cell table:style-name="ce22" table:formula="of:=MEDIAN([.E19:.E28])" office:value-type="float" office:value="0.7777778" calcext:value-type="float">
            <text:p>0.7777778</text:p>
          </table:table-cell>
          <table:table-cell table:style-name="ce22" table:formula="of:=MEDIAN([.F19:.F28])" office:value-type="float" office:value="50.54945" calcext:value-type="float">
            <text:p>50.54945</text:p>
          </table:table-cell>
          <table:table-cell table:style-name="ce22" table:formula="of:=MEDIAN([.G19:.G28])" office:value-type="float" office:value="1957.493" calcext:value-type="float">
            <text:p>1957.493</text:p>
          </table:table-cell>
          <table:table-cell table:style-name="ce22" table:formula="of:=MEDIAN([.H19:.H28])" office:value-type="float" office:value="0.7268041" calcext:value-type="float">
            <text:p>0.7268041</text:p>
          </table:table-cell>
          <table:table-cell table:style-name="ce22" table:formula="of:=MEDIAN([.I19:.I28])" office:value-type="float" office:value="51.77165" calcext:value-type="float">
            <text:p>51.77165</text:p>
          </table:table-cell>
          <table:table-cell table:style-name="ce82" table:formula="of:=MEDIAN([.J19:.J28])" office:value-type="float" office:value="7274.436" calcext:value-type="float">
            <text:p>7274.436</text:p>
          </table:table-cell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7" office:value-type="string" calcext:value-type="string">
            <text:p>GRASP</text:p>
          </table:table-cell>
          <table:table-cell table:style-name="ce23"/>
          <table:table-cell table:style-name="ce38" office:value-type="string" calcext:value-type="string">
            <text:p>WDBC</text:p>
          </table:table-cell>
          <table:table-cell table:style-name="ce49"/>
          <table:table-cell table:style-name="ce23"/>
          <table:table-cell table:style-name="ce67" office:value-type="string" calcext:value-type="string">
            <text:p>Movement Libras</text:p>
          </table:table-cell>
          <table:table-cell table:style-name="ce49"/>
          <table:table-cell table:style-name="ce23"/>
          <table:table-cell table:style-name="ce38" office:value-type="string" calcext:value-type="string">
            <text:p>Arritmia</text:p>
          </table:table-cell>
          <table:table-cell table:style-name="ce49"/>
        </table:table-row>
        <table:table-row table:style-name="ro2">
          <table:table-cell table:style-name="ce8"/>
          <table:table-cell table:style-name="ce24" office:value-type="string" calcext:value-type="string">
            <text:p>%class test</text:p>
          </table:table-cell>
          <table:table-cell table:style-name="ce24" office:value-type="string" calcext:value-type="string">
            <text:p>%red</text:p>
          </table:table-cell>
          <table:table-cell table:style-name="ce50" office:value-type="string" calcext:value-type="string">
            <text:p>T</text:p>
          </table:table-cell>
          <table:table-cell table:style-name="ce24" office:value-type="string" calcext:value-type="string">
            <text:p>%class test</text:p>
          </table:table-cell>
          <table:table-cell table:style-name="ce24" office:value-type="string" calcext:value-type="string">
            <text:p>%red</text:p>
          </table:table-cell>
          <table:table-cell table:style-name="ce50" office:value-type="string" calcext:value-type="string">
            <text:p>T</text:p>
          </table:table-cell>
          <table:table-cell table:style-name="ce24" office:value-type="string" calcext:value-type="string">
            <text:p>%class test</text:p>
          </table:table-cell>
          <table:table-cell table:style-name="ce24" office:value-type="string" calcext:value-type="string">
            <text:p>%red</text:p>
          </table:table-cell>
          <table:table-cell table:style-name="ce5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office:value-type="float" office:value="0.9894366" calcext:value-type="float">
            <text:p>0.9894366</text:p>
          </table:table-cell>
          <table:table-cell table:style-name="ce17" office:value-type="float" office:value="74.19355" calcext:value-type="float">
            <text:p>74.19355</text:p>
          </table:table-cell>
          <table:table-cell office:value-type="float" office:value="1997.633" calcext:value-type="float">
            <text:p>1997.633</text:p>
          </table:table-cell>
          <table:table-cell table:style-name="ce17" office:value-type="float" office:value="0.7555556" calcext:value-type="float">
            <text:p>0.7555556</text:p>
          </table:table-cell>
          <table:table-cell table:style-name="ce17" office:value-type="float" office:value="86.81319" calcext:value-type="float">
            <text:p>86.81319</text:p>
          </table:table-cell>
          <table:table-cell office:value-type="float" office:value="9462.988" calcext:value-type="float">
            <text:p>9462.988</text:p>
          </table:table-cell>
          <table:table-cell table:style-name="ce17" office:value-type="float" office:value="0.8489583" calcext:value-type="float">
            <text:p>0.8489583</text:p>
          </table:table-cell>
          <table:table-cell table:style-name="ce17" office:value-type="float" office:value="94.48819" calcext:value-type="float">
            <text:p>94.48819</text:p>
          </table:table-cell>
          <table:table-cell table:style-name="ce81" office:value-type="float" office:value="12142.85" calcext:value-type="float">
            <text:p>12142.85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office:value-type="float" office:value="0.9824561" calcext:value-type="float">
            <text:p>0.9824561</text:p>
          </table:table-cell>
          <table:table-cell table:style-name="ce17" office:value-type="float" office:value="64.51613" calcext:value-type="float">
            <text:p>64.51613</text:p>
          </table:table-cell>
          <table:table-cell office:value-type="float" office:value="1652.122" calcext:value-type="float">
            <text:p>1652.122</text:p>
          </table:table-cell>
          <table:table-cell table:style-name="ce17" office:value-type="float" office:value="0.7944444" calcext:value-type="float">
            <text:p>0.7944444</text:p>
          </table:table-cell>
          <table:table-cell table:style-name="ce17" office:value-type="float" office:value="87.91209" calcext:value-type="float">
            <text:p>87.91209</text:p>
          </table:table-cell>
          <table:table-cell office:value-type="float" office:value="21259.436" calcext:value-type="float">
            <text:p>21259.436</text:p>
          </table:table-cell>
          <table:table-cell table:style-name="ce17" office:value-type="float" office:value="0.8092784" calcext:value-type="float">
            <text:p>0.8092784</text:p>
          </table:table-cell>
          <table:table-cell table:style-name="ce17" office:value-type="float" office:value="94.88189" calcext:value-type="float">
            <text:p>94.88189</text:p>
          </table:table-cell>
          <table:table-cell table:style-name="ce81" office:value-type="float" office:value="11807.848" calcext:value-type="float">
            <text:p>11807.848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office:value-type="float" office:value="0.9788732" calcext:value-type="float">
            <text:p>0.9788732</text:p>
          </table:table-cell>
          <table:table-cell table:style-name="ce17" office:value-type="float" office:value="74.19355" calcext:value-type="float">
            <text:p>74.19355</text:p>
          </table:table-cell>
          <table:table-cell office:value-type="float" office:value="1815.025" calcext:value-type="float">
            <text:p>1815.025</text:p>
          </table:table-cell>
          <table:table-cell table:style-name="ce17" office:value-type="float" office:value="0.7722222" calcext:value-type="float">
            <text:p>0.7722222</text:p>
          </table:table-cell>
          <table:table-cell table:style-name="ce17" office:value-type="float" office:value="89.01099" calcext:value-type="float">
            <text:p>89.01099</text:p>
          </table:table-cell>
          <table:table-cell office:value-type="float" office:value="8534.265" calcext:value-type="float">
            <text:p>8534.265</text:p>
          </table:table-cell>
          <table:table-cell table:style-name="ce17" office:value-type="float" office:value="0.7916667" calcext:value-type="float">
            <text:p>0.7916667</text:p>
          </table:table-cell>
          <table:table-cell table:style-name="ce17" office:value-type="float" office:value="94.09449" calcext:value-type="float">
            <text:p>94.09449</text:p>
          </table:table-cell>
          <table:table-cell table:style-name="ce81" office:value-type="float" office:value="11621.663" calcext:value-type="float">
            <text:p>11621.663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office:value-type="float" office:value="0.9824561" calcext:value-type="float">
            <text:p>0.9824561</text:p>
          </table:table-cell>
          <table:table-cell table:style-name="ce17" office:value-type="float" office:value="70.96774" calcext:value-type="float">
            <text:p>70.96774</text:p>
          </table:table-cell>
          <table:table-cell table:style-name="ce21" office:value-type="string" calcext:value-type="string">
            <text:p><text:span text:style-name="T1"> </text:span><text:span text:style-name="T2">1753.235</text:span>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82.41758" calcext:value-type="float">
            <text:p>82.41758</text:p>
          </table:table-cell>
          <table:table-cell office:value-type="float" office:value="11205.88" calcext:value-type="float">
            <text:p>11205.88</text:p>
          </table:table-cell>
          <table:table-cell table:style-name="ce17" office:value-type="float" office:value="0.8092784" calcext:value-type="float">
            <text:p>0.8092784</text:p>
          </table:table-cell>
          <table:table-cell table:style-name="ce17" office:value-type="float" office:value="94.88189" calcext:value-type="float">
            <text:p>94.88189</text:p>
          </table:table-cell>
          <table:table-cell table:style-name="ce81" office:value-type="float" office:value="10520.448" calcext:value-type="float">
            <text:p>10520.448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office:value-type="float" office:value="0.9894366" calcext:value-type="float">
            <text:p>0.9894366</text:p>
          </table:table-cell>
          <table:table-cell table:style-name="ce17" office:value-type="float" office:value="74.19355" calcext:value-type="float">
            <text:p>74.19355</text:p>
          </table:table-cell>
          <table:table-cell office:value-type="float" office:value="2123.13" calcext:value-type="float">
            <text:p>2123.13</text:p>
          </table:table-cell>
          <table:table-cell table:style-name="ce17" office:value-type="float" office:value="0.7888889" calcext:value-type="float">
            <text:p>0.7888889</text:p>
          </table:table-cell>
          <table:table-cell table:style-name="ce17" office:value-type="float" office:value="83.51648" calcext:value-type="float">
            <text:p>83.51648</text:p>
          </table:table-cell>
          <table:table-cell office:value-type="float" office:value="11975.248" calcext:value-type="float">
            <text:p>11975.248</text:p>
          </table:table-cell>
          <table:table-cell table:style-name="ce17" office:value-type="float" office:value="0.796875" calcext:value-type="float">
            <text:p>0.796875</text:p>
          </table:table-cell>
          <table:table-cell table:style-name="ce17" office:value-type="float" office:value="94.09449" calcext:value-type="float">
            <text:p>94.09449</text:p>
          </table:table-cell>
          <table:table-cell table:style-name="ce81" office:value-type="float" office:value="17760.34" calcext:value-type="float">
            <text:p>17760.34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office:value-type="float" office:value="0.9824561" calcext:value-type="float">
            <text:p>0.9824561</text:p>
          </table:table-cell>
          <table:table-cell table:style-name="ce17" office:value-type="float" office:value="58.06452" calcext:value-type="float">
            <text:p>58.06452</text:p>
          </table:table-cell>
          <table:table-cell office:value-type="float" office:value="1726.7" calcext:value-type="float">
            <text:p>1726.7</text:p>
          </table:table-cell>
          <table:table-cell table:style-name="ce17" office:value-type="float" office:value="0.7944444" calcext:value-type="float">
            <text:p>0.7944444</text:p>
          </table:table-cell>
          <table:table-cell table:style-name="ce17" office:value-type="float" office:value="76.92308" calcext:value-type="float">
            <text:p>76.92308</text:p>
          </table:table-cell>
          <table:table-cell office:value-type="float" office:value="9634.36" calcext:value-type="float">
            <text:p>9634.36</text:p>
          </table:table-cell>
          <table:table-cell table:style-name="ce17" office:value-type="float" office:value="0.8453608" calcext:value-type="float">
            <text:p>0.8453608</text:p>
          </table:table-cell>
          <table:table-cell table:style-name="ce17" office:value-type="float" office:value="95.66929" calcext:value-type="float">
            <text:p>95.66929</text:p>
          </table:table-cell>
          <table:table-cell table:style-name="ce81" office:value-type="float" office:value="12431.104" calcext:value-type="float">
            <text:p>12431.104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office:value-type="float" office:value="0.971831" calcext:value-type="float">
            <text:p>0.971831</text:p>
          </table:table-cell>
          <table:table-cell table:style-name="ce17" office:value-type="float" office:value="64.51613" calcext:value-type="float">
            <text:p>64.51613</text:p>
          </table:table-cell>
          <table:table-cell office:value-type="float" office:value="1855.981" calcext:value-type="float">
            <text:p>1855.981</text:p>
          </table:table-cell>
          <table:table-cell table:style-name="ce21" office:value-type="string" calcext:value-type="string">
            <text:p><text:span text:style-name="T1"> </text:span><text:span text:style-name="T2">0.7944444</text:span></text:p>
          </table:table-cell>
          <table:table-cell table:style-name="ce17" office:value-type="float" office:value="82.41758" calcext:value-type="float">
            <text:p>82.41758</text:p>
          </table:table-cell>
          <table:table-cell office:value-type="float" office:value="13582.088" calcext:value-type="float">
            <text:p>13582.088</text:p>
          </table:table-cell>
          <table:table-cell table:style-name="ce17" office:value-type="float" office:value="0.8177083" calcext:value-type="float">
            <text:p>0.8177083</text:p>
          </table:table-cell>
          <table:table-cell table:style-name="ce17" office:value-type="float" office:value="93.70079" calcext:value-type="float">
            <text:p>93.70079</text:p>
          </table:table-cell>
          <table:table-cell table:style-name="ce81" office:value-type="float" office:value="11019.893" calcext:value-type="float">
            <text:p>11019.893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office:value-type="float" office:value="0.9894737" calcext:value-type="float">
            <text:p>0.9894737</text:p>
          </table:table-cell>
          <table:table-cell table:style-name="ce17" office:value-type="float" office:value="80.64516" calcext:value-type="float">
            <text:p>80.64516</text:p>
          </table:table-cell>
          <table:table-cell office:value-type="float" office:value="1825.51" calcext:value-type="float">
            <text:p>1825.51</text:p>
          </table:table-cell>
          <table:table-cell table:style-name="ce17" office:value-type="float" office:value="0.8166667" calcext:value-type="float">
            <text:p>0.8166667</text:p>
          </table:table-cell>
          <table:table-cell table:style-name="ce17" office:value-type="float" office:value="72.52747" calcext:value-type="float">
            <text:p>72.52747</text:p>
          </table:table-cell>
          <table:table-cell office:value-type="float" office:value="18265.52" calcext:value-type="float">
            <text:p>18265.52</text:p>
          </table:table-cell>
          <table:table-cell table:style-name="ce17" office:value-type="float" office:value="0.8092784" calcext:value-type="float">
            <text:p>0.8092784</text:p>
          </table:table-cell>
          <table:table-cell table:style-name="ce17" office:value-type="float" office:value="96.06299" calcext:value-type="float">
            <text:p>96.06299</text:p>
          </table:table-cell>
          <table:table-cell table:style-name="ce81" office:value-type="float" office:value="11585.263" calcext:value-type="float">
            <text:p>11585.263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table:style-name="ce21" office:value-type="string" calcext:value-type="string">
            <text:p><text:span text:style-name="T1"> </text:span><text:span text:style-name="T2">0.9823944</text:span></text:p>
          </table:table-cell>
          <table:table-cell table:style-name="ce17" office:value-type="float" office:value="67.74194" calcext:value-type="float">
            <text:p>67.74194</text:p>
          </table:table-cell>
          <table:table-cell office:value-type="float" office:value="2042.938" calcext:value-type="float">
            <text:p>2042.938</text:p>
          </table:table-cell>
          <table:table-cell table:style-name="ce17" office:value-type="float" office:value="0.7833333" calcext:value-type="float">
            <text:p>0.7833333</text:p>
          </table:table-cell>
          <table:table-cell table:style-name="ce17" office:value-type="float" office:value="85.71429" calcext:value-type="float">
            <text:p>85.71429</text:p>
          </table:table-cell>
          <table:table-cell office:value-type="float" office:value="14097.744" calcext:value-type="float">
            <text:p>14097.744</text:p>
          </table:table-cell>
          <table:table-cell table:style-name="ce21" office:value-type="string" calcext:value-type="string">
            <text:p><text:span text:style-name="T1"> </text:span><text:span text:style-name="T2">0.8229167</text:span></text:p>
          </table:table-cell>
          <table:table-cell table:style-name="ce17" office:value-type="float" office:value="94.48819" calcext:value-type="float">
            <text:p>94.48819</text:p>
          </table:table-cell>
          <table:table-cell table:style-name="ce81" office:value-type="float" office:value="14143.064" calcext:value-type="float">
            <text:p>14143.064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office:value-type="float" office:value="0.9789474" calcext:value-type="float">
            <text:p>0.9789474</text:p>
          </table:table-cell>
          <table:table-cell table:style-name="ce17" office:value-type="float" office:value="77.41935" calcext:value-type="float">
            <text:p>77.41935</text:p>
          </table:table-cell>
          <table:table-cell office:value-type="float" office:value="1656.852" calcext:value-type="float">
            <text:p>1656.852</text:p>
          </table:table-cell>
          <table:table-cell table:style-name="ce17" office:value-type="float" office:value="0.8333333" calcext:value-type="float">
            <text:p>0.8333333</text:p>
          </table:table-cell>
          <table:table-cell table:style-name="ce21" office:value-type="string" calcext:value-type="string">
            <text:p><text:span text:style-name="T1"> </text:span><text:span text:style-name="T2">80.21978</text:span></text:p>
          </table:table-cell>
          <table:table-cell office:value-type="float" office:value="14533.068" calcext:value-type="float">
            <text:p>14533.068</text:p>
          </table:table-cell>
          <table:table-cell table:style-name="ce17" office:value-type="float" office:value="0.7989691" calcext:value-type="float">
            <text:p>0.7989691</text:p>
          </table:table-cell>
          <table:table-cell table:style-name="ce17" office:value-type="float" office:value="94.48819" calcext:value-type="float">
            <text:p>94.48819</text:p>
          </table:table-cell>
          <table:table-cell table:style-name="ce81" office:value-type="float" office:value="11562.939" calcext:value-type="float">
            <text:p>11562.93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22" table:formula="of:=AVERAGE([.B38:.B47])" office:value-type="float" office:value="0.982818533333333" calcext:value-type="float">
            <text:p>0.9828185333</text:p>
          </table:table-cell>
          <table:table-cell table:style-name="ce22" table:formula="of:=AVERAGE([.C38:.C47])" office:value-type="float" office:value="70.645162" calcext:value-type="float">
            <text:p>70.645162</text:p>
          </table:table-cell>
          <table:table-cell table:style-name="ce22" table:formula="of:=AVERAGE([.D38:.D47])" office:value-type="float" office:value="1855.099" calcext:value-type="float">
            <text:p>1855.099</text:p>
          </table:table-cell>
          <table:table-cell table:style-name="ce22" table:formula="of:=AVERAGE([.E38:.E47])" office:value-type="float" office:value="0.793209866666667" calcext:value-type="float">
            <text:p>0.7932098667</text:p>
          </table:table-cell>
          <table:table-cell table:style-name="ce22" table:formula="of:=AVERAGE([.F38:.F47])" office:value-type="float" office:value="83.0280833333333" calcext:value-type="float">
            <text:p>83.0280833333</text:p>
          </table:table-cell>
          <table:table-cell table:style-name="ce22" table:formula="of:=AVERAGE([.G38:.G47])" office:value-type="float" office:value="13255.0597" calcext:value-type="float">
            <text:p>13255.0597</text:p>
          </table:table-cell>
          <table:table-cell table:style-name="ce22" table:formula="of:=AVERAGE([.H38:.H47])" office:value-type="float" office:value="0.8141526" calcext:value-type="float">
            <text:p>0.8141526</text:p>
          </table:table-cell>
          <table:table-cell table:style-name="ce22" table:formula="of:=AVERAGE([.I38:.I47])" office:value-type="float" office:value="94.68504" calcext:value-type="float">
            <text:p>94.68504</text:p>
          </table:table-cell>
          <table:table-cell table:style-name="ce82" table:formula="of:=AVERAGE([.J38:.J47])" office:value-type="float" office:value="12459.5412" calcext:value-type="float">
            <text:p>12459.5412</text:p>
          </table:table-cell>
        </table:table-row>
        <table:table-row table:style-name="ro1">
          <table:table-cell table:style-name="ce4" office:value-type="string" calcext:value-type="string">
            <text:p>desv tipica</text:p>
          </table:table-cell>
          <table:table-cell table:style-name="ce22" table:formula="of:=STDEV([.B38:.B47])" office:value-type="float" office:value="0.00595357190138827" calcext:value-type="float">
            <text:p>0.0059535719</text:p>
          </table:table-cell>
          <table:table-cell table:style-name="ce22" table:formula="of:=STDEV([.C38:.C47])" office:value-type="float" office:value="6.87667659918947" calcext:value-type="float">
            <text:p>6.8766765992</text:p>
          </table:table-cell>
          <table:table-cell table:style-name="ce22" table:formula="of:=STDEV([.D38:.D48])" office:value-type="float" office:value="158.783605051375" calcext:value-type="float">
            <text:p>158.7836050514</text:p>
          </table:table-cell>
          <table:table-cell table:style-name="ce61" table:formula="of:=STDEV([.E38:.E47])" office:value-type="float" office:value="0.0228686747009965" calcext:value-type="float">
            <text:p>0.0228686747</text:p>
          </table:table-cell>
          <table:table-cell table:style-name="ce22" table:formula="of:=STDEV([.F38:.F47])" office:value-type="float" office:value="5.35851353054651" calcext:value-type="float">
            <text:p>5.3585135305</text:p>
          </table:table-cell>
          <table:table-cell table:style-name="ce22" table:formula="of:=STDEV([.G38:.G47])" office:value-type="float" office:value="4044.71334032507" calcext:value-type="float">
            <text:p>4044.7133403251</text:p>
          </table:table-cell>
          <table:table-cell table:style-name="ce22" table:formula="of:=STDEV([.H38:.H47])" office:value-type="float" office:value="0.0203223239688526" calcext:value-type="float">
            <text:p>0.020322324</text:p>
          </table:table-cell>
          <table:table-cell table:style-name="ce22" table:formula="of:=STDEV([.I38:.I47])" office:value-type="float" office:value="0.724759772077772" calcext:value-type="float">
            <text:p>0.7247597721</text:p>
          </table:table-cell>
          <table:table-cell table:style-name="ce82" table:formula="of:=STDEV([.J38:.J47])" office:value-type="float" office:value="2096.59751040568" calcext:value-type="float">
            <text:p>2096.5975104057</text:p>
          </table:table-cell>
        </table:table-row>
        <table:table-row table:style-name="ro1">
          <table:table-cell table:style-name="ce4" office:value-type="string" calcext:value-type="string">
            <text:p>mediana</text:p>
          </table:table-cell>
          <table:table-cell table:style-name="ce22" table:formula="of:=MEDIAN([.B38:.B47])" office:value-type="float" office:value="0.9824561" calcext:value-type="float">
            <text:p>0.9824561</text:p>
          </table:table-cell>
          <table:table-cell table:style-name="ce22" table:formula="of:=MEDIAN([.C38:.C47])" office:value-type="float" office:value="72.580645" calcext:value-type="float">
            <text:p>72.580645</text:p>
          </table:table-cell>
          <table:table-cell table:style-name="ce48" table:formula="of:=MEDIAN([.D38:.D47])" office:value-type="float" office:value="1825.51" calcext:value-type="float">
            <text:p>1825.51</text:p>
          </table:table-cell>
          <table:table-cell table:style-name="ce22" table:formula="of:=MEDIAN([.E38:.E47])" office:value-type="float" office:value="0.7944444" calcext:value-type="float">
            <text:p>0.7944444</text:p>
          </table:table-cell>
          <table:table-cell table:style-name="ce22" table:formula="of:=MEDIAN([.F38:.F47])" office:value-type="float" office:value="83.51648" calcext:value-type="float">
            <text:p>83.51648</text:p>
          </table:table-cell>
          <table:table-cell table:style-name="ce22" table:formula="of:=MEDIAN([.G38:.G47])" office:value-type="float" office:value="12778.668" calcext:value-type="float">
            <text:p>12778.668</text:p>
          </table:table-cell>
          <table:table-cell table:style-name="ce22" table:formula="of:=MEDIAN([.H38:.H47])" office:value-type="float" office:value="0.8092784" calcext:value-type="float">
            <text:p>0.8092784</text:p>
          </table:table-cell>
          <table:table-cell table:style-name="ce22" table:formula="of:=MEDIAN([.I38:.I47])" office:value-type="float" office:value="94.48819" calcext:value-type="float">
            <text:p>94.48819</text:p>
          </table:table-cell>
          <table:table-cell table:style-name="ce82" table:formula="of:=MEDIAN([.J38:.J47])" office:value-type="float" office:value="11714.7555" calcext:value-type="float">
            <text:p>11714.7555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9" office:value-type="string" calcext:value-type="string">
            <text:p>ILS</text:p>
          </table:table-cell>
          <table:table-cell table:style-name="ce25"/>
          <table:table-cell table:style-name="ce39" office:value-type="string" calcext:value-type="string">
            <text:p>WDBC</text:p>
          </table:table-cell>
          <table:table-cell table:style-name="ce51"/>
          <table:table-cell table:style-name="ce25"/>
          <table:table-cell table:style-name="ce68" office:value-type="string" calcext:value-type="string">
            <text:p>Movement Libras</text:p>
          </table:table-cell>
          <table:table-cell table:style-name="ce51"/>
          <table:table-cell table:style-name="ce25"/>
          <table:table-cell table:style-name="ce68" office:value-type="string" calcext:value-type="string">
            <text:p>Arritmia</text:p>
          </table:table-cell>
          <table:table-cell table:style-name="ce51"/>
        </table:table-row>
        <table:table-row table:style-name="ro2">
          <table:table-cell table:style-name="ce10"/>
          <table:table-cell table:style-name="ce26" office:value-type="string" calcext:value-type="string">
            <text:p>%class test</text:p>
          </table:table-cell>
          <table:table-cell table:style-name="ce26" office:value-type="string" calcext:value-type="string">
            <text:p>%red</text:p>
          </table:table-cell>
          <table:table-cell table:style-name="ce52" office:value-type="string" calcext:value-type="string">
            <text:p>T</text:p>
          </table:table-cell>
          <table:table-cell table:style-name="ce26" office:value-type="string" calcext:value-type="string">
            <text:p>%class test</text:p>
          </table:table-cell>
          <table:table-cell table:style-name="ce26" office:value-type="string" calcext:value-type="string">
            <text:p>%red</text:p>
          </table:table-cell>
          <table:table-cell table:style-name="ce52" office:value-type="string" calcext:value-type="string">
            <text:p>T</text:p>
          </table:table-cell>
          <table:table-cell table:style-name="ce26" office:value-type="string" calcext:value-type="string">
            <text:p>%class test</text:p>
          </table:table-cell>
          <table:table-cell table:style-name="ce26" office:value-type="string" calcext:value-type="string">
            <text:p>%red</text:p>
          </table:table-cell>
          <table:table-cell table:style-name="ce5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on 1-1</text:p>
          </table:table-cell>
          <table:table-cell table:style-name="ce27" office:value-type="float" office:value="0.9964789" calcext:value-type="float">
            <text:p>0.9964789</text:p>
          </table:table-cell>
          <table:table-cell table:style-name="ce28" office:value-type="float" office:value="96.78555" calcext:value-type="float">
            <text:p>96.78555</text:p>
          </table:table-cell>
          <table:table-cell table:style-name="ce27" office:value-type="float" office:value="1481.48" calcext:value-type="float">
            <text:p>1481.48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office:value-type="float" office:value="99.17582" calcext:value-type="float">
            <text:p>99.17582</text:p>
          </table:table-cell>
          <table:table-cell table:style-name="ce27" office:value-type="float" office:value="8246.33" calcext:value-type="float">
            <text:p>8246.33</text:p>
          </table:table-cell>
          <table:table-cell table:style-name="ce27" office:value-type="float" office:value="0.7760417" calcext:value-type="float">
            <text:p>0.7760417</text:p>
          </table:table-cell>
          <table:table-cell table:style-name="ce27" office:value-type="float" office:value="99.69447" calcext:value-type="float">
            <text:p>99.69447</text:p>
          </table:table-cell>
          <table:table-cell table:style-name="ce84" office:value-type="float" office:value="15388.44" calcext:value-type="float">
            <text:p>15388.44</text:p>
          </table:table-cell>
        </table:table-row>
        <table:table-row table:style-name="ro1">
          <table:table-cell office:value-type="string" calcext:value-type="string">
            <text:p>Particion 1-2</text:p>
          </table:table-cell>
          <table:table-cell table:style-name="ce28" office:value-type="float" office:value="0.9824561" calcext:value-type="float">
            <text:p>0.9824561</text:p>
          </table:table-cell>
          <table:table-cell table:style-name="ce28" office:value-type="float" office:value="96.83079" calcext:value-type="float">
            <text:p>96.83079</text:p>
          </table:table-cell>
          <table:table-cell table:style-name="ce53" office:value-type="string" calcext:value-type="string">
            <text:p><text:span text:style-name="T5">2274.97</text:span></text:p>
          </table:table-cell>
          <table:table-cell table:style-name="ce27" office:value-type="float" office:value="0.7944444" calcext:value-type="float">
            <text:p>0.7944444</text:p>
          </table:table-cell>
          <table:table-cell table:style-name="ce27" office:value-type="float" office:value="99.12698" calcext:value-type="float">
            <text:p>99.12698</text:p>
          </table:table-cell>
          <table:table-cell table:style-name="ce27" office:value-type="float" office:value="3818.78" calcext:value-type="float">
            <text:p>3818.78</text:p>
          </table:table-cell>
          <table:table-cell table:style-name="ce72" office:value-type="float" office:value="0.757732" calcext:value-type="float">
            <text:p>0.757732</text:p>
          </table:table-cell>
          <table:table-cell table:style-name="ce72" office:value-type="float" office:value="99.70168" calcext:value-type="float">
            <text:p>99.70168</text:p>
          </table:table-cell>
          <table:table-cell table:style-name="ce83" office:value-type="string" calcext:value-type="string">
            <text:p><text:span text:style-name="T9"> </text:span><text:span text:style-name="T10">11847.632</text:span></text:p>
          </table:table-cell>
        </table:table-row>
        <table:table-row table:style-name="ro1">
          <table:table-cell office:value-type="string" calcext:value-type="string">
            <text:p>Particion 2-1</text:p>
          </table:table-cell>
          <table:table-cell table:style-name="ce28" office:value-type="float" office:value="0.9788732" calcext:value-type="float">
            <text:p>0.9788732</text:p>
          </table:table-cell>
          <table:table-cell table:style-name="ce28" office:value-type="float" office:value="96.84234" calcext:value-type="float">
            <text:p>96.84234</text:p>
          </table:table-cell>
          <table:table-cell table:style-name="ce28" office:value-type="float" office:value="1414.68" calcext:value-type="float">
            <text:p>1414.68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office:value-type="float" office:value="99.17582" calcext:value-type="float">
            <text:p>99.17582</text:p>
          </table:table-cell>
          <table:table-cell table:style-name="ce27" office:value-type="float" office:value="5224.05" calcext:value-type="float">
            <text:p>5224.05</text:p>
          </table:table-cell>
          <table:table-cell table:style-name="ce27" office:value-type="float" office:value="0.703125" calcext:value-type="float">
            <text:p>0.703125</text:p>
          </table:table-cell>
          <table:table-cell table:style-name="ce27" office:value-type="float" office:value="99.72318" calcext:value-type="float">
            <text:p>99.72318</text:p>
          </table:table-cell>
          <table:table-cell table:style-name="ce84" office:value-type="float" office:value="12006.91" calcext:value-type="float">
            <text:p>12006.91</text:p>
          </table:table-cell>
        </table:table-row>
        <table:table-row table:style-name="ro1">
          <table:table-cell office:value-type="string" calcext:value-type="string">
            <text:p>Particion 2-2</text:p>
          </table:table-cell>
          <table:table-cell table:style-name="ce28" office:value-type="float" office:value="0.9859649" calcext:value-type="float">
            <text:p>0.9859649</text:p>
          </table:table-cell>
          <table:table-cell table:style-name="ce28" office:value-type="float" office:value="96.81947" calcext:value-type="float">
            <text:p>96.81947</text:p>
          </table:table-cell>
          <table:table-cell table:style-name="ce54" office:value-type="string" calcext:value-type="string">
            <text:p><text:span text:style-name="T6">2285.43 </text:span></text:p>
          </table:table-cell>
          <table:table-cell table:style-name="ce27" office:value-type="float" office:value="0.7888889" calcext:value-type="float">
            <text:p>0.7888889</text:p>
          </table:table-cell>
          <table:table-cell table:style-name="ce27" office:value-type="float" office:value="99.13309" calcext:value-type="float">
            <text:p>99.13309</text:p>
          </table:table-cell>
          <table:table-cell table:style-name="ce27" office:value-type="float" office:value="4417.39" calcext:value-type="float">
            <text:p>4417.39</text:p>
          </table:table-cell>
          <table:table-cell table:style-name="ce72" office:value-type="float" office:value="0.7371134" calcext:value-type="float">
            <text:p>0.7371134</text:p>
          </table:table-cell>
          <table:table-cell table:style-name="ce72" office:value-type="float" office:value="99.7098" calcext:value-type="float">
            <text:p>99.7098</text:p>
          </table:table-cell>
          <table:table-cell table:style-name="ce83" office:value-type="float" office:value="9530.049" calcext:value-type="float">
            <text:p>9530.049</text:p>
          </table:table-cell>
        </table:table-row>
        <table:table-row table:style-name="ro1">
          <table:table-cell office:value-type="string" calcext:value-type="string">
            <text:p>Particion 3-1</text:p>
          </table:table-cell>
          <table:table-cell table:style-name="ce28" office:value-type="float" office:value="0.9894366" calcext:value-type="float">
            <text:p>0.9894366</text:p>
          </table:table-cell>
          <table:table-cell table:style-name="ce28" office:value-type="float" office:value="96.80827" calcext:value-type="float">
            <text:p>96.80827</text:p>
          </table:table-cell>
          <table:table-cell table:style-name="ce28" office:value-type="float" office:value="1733.34" calcext:value-type="float">
            <text:p>1733.34</text:p>
          </table:table-cell>
          <table:table-cell table:style-name="ce62" office:value-type="string" calcext:value-type="string">
            <text:p><text:span text:style-name="T7">0.7666667</text:span></text:p>
          </table:table-cell>
          <table:table-cell table:style-name="ce27" office:value-type="float" office:value="99.15751" calcext:value-type="float">
            <text:p>99.15751</text:p>
          </table:table-cell>
          <table:table-cell table:style-name="ce27" office:value-type="float" office:value="4137.41" calcext:value-type="float">
            <text:p>4137.41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office:value-type="float" office:value="99.70472" calcext:value-type="float">
            <text:p>99.70472</text:p>
          </table:table-cell>
          <table:table-cell table:style-name="ce84" office:value-type="float" office:value="12796.01" calcext:value-type="float">
            <text:p>12796.01</text:p>
          </table:table-cell>
        </table:table-row>
        <table:table-row table:style-name="ro1">
          <table:table-cell office:value-type="string" calcext:value-type="string">
            <text:p>Particion 3-2</text:p>
          </table:table-cell>
          <table:table-cell table:style-name="ce28" office:value-type="float" office:value="0.9824561" calcext:value-type="float">
            <text:p>0.9824561</text:p>
          </table:table-cell>
          <table:table-cell table:style-name="ce28" office:value-type="float" office:value="96.83079" calcext:value-type="float">
            <text:p>96.83079</text:p>
          </table:table-cell>
          <table:table-cell table:style-name="ce55" office:value-type="string" calcext:value-type="string">
            <text:p><text:span text:style-name="T5">1862.79 </text:span></text:p>
          </table:table-cell>
          <table:table-cell table:style-name="ce27" office:value-type="float" office:value="0.7666667" calcext:value-type="float">
            <text:p>0.7666667</text:p>
          </table:table-cell>
          <table:table-cell table:style-name="ce27" office:value-type="float" office:value="99.15751" calcext:value-type="float">
            <text:p>99.15751</text:p>
          </table:table-cell>
          <table:table-cell table:style-name="ce71" office:value-type="string" calcext:value-type="string">
            <text:p><text:span text:style-name="T8">4767.96</text:span></text:p>
          </table:table-cell>
          <table:table-cell table:style-name="ce72" office:value-type="float" office:value="0.7268041" calcext:value-type="float">
            <text:p>0.7268041</text:p>
          </table:table-cell>
          <table:table-cell table:style-name="ce72" office:value-type="float" office:value="99.71386" calcext:value-type="float">
            <text:p>99.71386</text:p>
          </table:table-cell>
          <table:table-cell table:style-name="ce83" office:value-type="float" office:value="10996.314" calcext:value-type="float">
            <text:p>10996.314</text:p>
          </table:table-cell>
        </table:table-row>
        <table:table-row table:style-name="ro1">
          <table:table-cell office:value-type="string" calcext:value-type="string">
            <text:p>Particion 4-1</text:p>
          </table:table-cell>
          <table:table-cell table:style-name="ce28" office:value-type="float" office:value="0.9823944" calcext:value-type="float">
            <text:p>0.9823944</text:p>
          </table:table-cell>
          <table:table-cell table:style-name="ce28" office:value-type="float" office:value="96.83099" calcext:value-type="float">
            <text:p>96.83099</text:p>
          </table:table-cell>
          <table:table-cell table:style-name="ce28" office:value-type="float" office:value="1344.06" calcext:value-type="float">
            <text:p>1344.06</text:p>
          </table:table-cell>
          <table:table-cell table:style-name="ce27" office:value-type="float" office:value="0.7666667" calcext:value-type="float">
            <text:p>0.7666667</text:p>
          </table:table-cell>
          <table:table-cell table:style-name="ce27" office:value-type="float" office:value="99.15751" calcext:value-type="float">
            <text:p>99.15751</text:p>
          </table:table-cell>
          <table:table-cell table:style-name="ce27" office:value-type="float" office:value="4093.49" calcext:value-type="float">
            <text:p>4093.49</text:p>
          </table:table-cell>
          <table:table-cell table:style-name="ce27" office:value-type="float" office:value="0.765625" calcext:value-type="float">
            <text:p>0.765625</text:p>
          </table:table-cell>
          <table:table-cell table:style-name="ce27" office:value-type="float" office:value="99.69857" calcext:value-type="float">
            <text:p>99.69857</text:p>
          </table:table-cell>
          <table:table-cell table:style-name="ce84" office:value-type="float" office:value="13690.87" calcext:value-type="float">
            <text:p>13690.87</text:p>
          </table:table-cell>
        </table:table-row>
        <table:table-row table:style-name="ro1">
          <table:table-cell office:value-type="string" calcext:value-type="string">
            <text:p>Particion 4-2</text:p>
          </table:table-cell>
          <table:table-cell table:style-name="ce27" office:value-type="float" office:value="0.9929825" calcext:value-type="float">
            <text:p>0.9929825</text:p>
          </table:table-cell>
          <table:table-cell table:style-name="ce28" office:value-type="float" office:value="96.79683" calcext:value-type="float">
            <text:p>96.79683</text:p>
          </table:table-cell>
          <table:table-cell table:style-name="ce56" office:value-type="string" calcext:value-type="string">
            <text:p><text:span text:style-name="T6">1819.64 </text:span></text:p>
          </table:table-cell>
          <table:table-cell table:style-name="ce27" office:value-type="float" office:value="0.7888889" calcext:value-type="float">
            <text:p>0.7888889</text:p>
          </table:table-cell>
          <table:table-cell table:style-name="ce27" office:value-type="float" office:value="99.13309" calcext:value-type="float">
            <text:p>99.13309</text:p>
          </table:table-cell>
          <table:table-cell table:style-name="ce27" office:value-type="float" office:value="4517.18" calcext:value-type="float">
            <text:p>4517.18</text:p>
          </table:table-cell>
          <table:table-cell table:style-name="ce72" office:value-type="string" calcext:value-type="string">
            <text:p><text:span text:style-name="T9"> </text:span><text:span text:style-name="T10">0.7216495</text:span></text:p>
          </table:table-cell>
          <table:table-cell table:style-name="ce72" office:value-type="float" office:value="99.71589" calcext:value-type="float">
            <text:p>99.71589</text:p>
          </table:table-cell>
          <table:table-cell table:style-name="ce83" office:value-type="float" office:value="11229.514" calcext:value-type="float">
            <text:p>11229.514</text:p>
          </table:table-cell>
        </table:table-row>
        <table:table-row table:style-name="ro1">
          <table:table-cell office:value-type="string" calcext:value-type="string">
            <text:p>Particion 5-1</text:p>
          </table:table-cell>
          <table:table-cell table:style-name="ce28" office:value-type="float" office:value="0.9823944" calcext:value-type="float">
            <text:p>0.9823944</text:p>
          </table:table-cell>
          <table:table-cell table:style-name="ce28" office:value-type="float" office:value="96.83099" calcext:value-type="float">
            <text:p>96.83099</text:p>
          </table:table-cell>
          <table:table-cell table:style-name="ce28" office:value-type="float" office:value="1476.83" calcext:value-type="float">
            <text:p>1476.83</text:p>
          </table:table-cell>
          <table:table-cell table:style-name="ce27" office:value-type="float" office:value="0.7611111" calcext:value-type="float">
            <text:p>0.7611111</text:p>
          </table:table-cell>
          <table:table-cell table:style-name="ce27" office:value-type="float" office:value="99.16361" calcext:value-type="float">
            <text:p>99.16361</text:p>
          </table:table-cell>
          <table:table-cell table:style-name="ce27" office:value-type="float" office:value="3711.71" calcext:value-type="float">
            <text:p>3711.71</text:p>
          </table:table-cell>
          <table:table-cell table:style-name="ce27" office:value-type="float" office:value="0.7291667" calcext:value-type="float">
            <text:p>0.7291667</text:p>
          </table:table-cell>
          <table:table-cell table:style-name="ce27" office:value-type="float" office:value="99.71293" calcext:value-type="float">
            <text:p>99.71293</text:p>
          </table:table-cell>
          <table:table-cell table:style-name="ce84" office:value-type="float" office:value="12685.22" calcext:value-type="float">
            <text:p>12685.22</text:p>
          </table:table-cell>
        </table:table-row>
        <table:table-row table:style-name="ro1">
          <table:table-cell office:value-type="string" calcext:value-type="string">
            <text:p>Particion 5-2</text:p>
          </table:table-cell>
          <table:table-cell table:style-name="ce28" office:value-type="float" office:value="0.9894737" calcext:value-type="float">
            <text:p>0.9894737</text:p>
          </table:table-cell>
          <table:table-cell table:style-name="ce28" office:value-type="float" office:value="96.80815" calcext:value-type="float">
            <text:p>96.80815</text:p>
          </table:table-cell>
          <table:table-cell table:style-name="ce28" office:value-type="float" office:value="2085.13" calcext:value-type="float">
            <text:p>2085.13</text:p>
          </table:table-cell>
          <table:table-cell table:style-name="ce27" office:value-type="float" office:value="0.7777778" calcext:value-type="float">
            <text:p>0.7777778</text:p>
          </table:table-cell>
          <table:table-cell table:style-name="ce27" office:value-type="float" office:value="99.1453" calcext:value-type="float">
            <text:p>99.1453</text:p>
          </table:table-cell>
          <table:table-cell table:style-name="ce27" office:value-type="float" office:value="4166.27" calcext:value-type="float">
            <text:p>4166.27</text:p>
          </table:table-cell>
          <table:table-cell table:style-name="ce72" office:value-type="float" office:value="0.7628866" calcext:value-type="float">
            <text:p>0.7628866</text:p>
          </table:table-cell>
          <table:table-cell table:style-name="ce72" office:value-type="float" office:value="99.69965" calcext:value-type="float">
            <text:p>99.69965</text:p>
          </table:table-cell>
          <table:table-cell table:style-name="ce83" office:value-type="float" office:value="11419.786" calcext:value-type="float">
            <text:p>11419.786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29" table:formula="of:=AVERAGE([.B55:.B64])" office:value-type="float" office:value="0.98629108" calcext:value-type="float">
            <text:p>0.98629108</text:p>
          </table:table-cell>
          <table:table-cell table:style-name="ce29" table:formula="of:=AVERAGE([.C55:.C64])" office:value-type="float" office:value="96.818417" calcext:value-type="float">
            <text:p>96.818417</text:p>
          </table:table-cell>
          <table:table-cell table:style-name="ce29" table:formula="of:=AVERAGE([.D55:.D64])" office:value-type="float" office:value="1589.25333333333" calcext:value-type="float">
            <text:p>1589.2533333333</text:p>
          </table:table-cell>
          <table:table-cell table:style-name="ce22" table:formula="of:=AVERAGE([.E55:.E64])" office:value-type="float" office:value="0.771604944444445" calcext:value-type="float">
            <text:p>0.7716049444</text:p>
          </table:table-cell>
          <table:table-cell table:style-name="ce22" table:formula="of:=AVERAGE([.F55:.F64])" office:value-type="float" office:value="99.152624" calcext:value-type="float">
            <text:p>99.152624</text:p>
          </table:table-cell>
          <table:table-cell table:style-name="ce22" table:formula="of:=AVERAGE([.G55:.G64])" office:value-type="float" office:value="4703.62333333333" calcext:value-type="float">
            <text:p>4703.6233333333</text:p>
          </table:table-cell>
          <table:table-cell table:style-name="ce22" table:formula="of:=AVERAGE([.H55:.H64])" office:value-type="float" office:value="0.745388277777778" calcext:value-type="float">
            <text:p>0.7453882778</text:p>
          </table:table-cell>
          <table:table-cell table:style-name="ce22" table:formula="of:=AVERAGE([.I55:.I64])" office:value-type="float" office:value="99.707475" calcext:value-type="float">
            <text:p>99.707475</text:p>
          </table:table-cell>
          <table:table-cell table:style-name="ce82" table:formula="of:=AVERAGE([.J55:.J64])" office:value-type="float" office:value="12193.6792222222" calcext:value-type="float">
            <text:p>12193.6792222222</text:p>
          </table:table-cell>
        </table:table-row>
        <table:table-row table:style-name="ro1">
          <table:table-cell table:style-name="ce4" office:value-type="string" calcext:value-type="string">
            <text:p>desv tipica</text:p>
          </table:table-cell>
          <table:table-cell table:style-name="ce22" table:formula="of:=STDEV([.B55:.B64])" office:value-type="float" office:value="0.00561252423341464" calcext:value-type="float">
            <text:p>0.0056125242</text:p>
          </table:table-cell>
          <table:table-cell table:style-name="ce22" table:formula="of:=STDEV([.C55:.C64])" office:value-type="float" office:value="0.0181057781139372" calcext:value-type="float">
            <text:p>0.0181057781</text:p>
          </table:table-cell>
          <table:table-cell table:style-name="ce22" table:formula="of:=STDEV([.D55:.D65])" office:value-type="float" office:value="252.158796770783" calcext:value-type="float">
            <text:p>252.1587967708</text:p>
          </table:table-cell>
          <table:table-cell table:style-name="ce61" table:formula="of:=STDEV([.E55:.E64])" office:value-type="float" office:value="0.0167692264713605" calcext:value-type="float">
            <text:p>0.0167692265</text:p>
          </table:table-cell>
          <table:table-cell table:style-name="ce22" table:formula="of:=STDEV([.F55:.F64])" office:value-type="float" office:value="0.0174573449680465" calcext:value-type="float">
            <text:p>0.017457345</text:p>
          </table:table-cell>
          <table:table-cell table:style-name="ce22" table:formula="of:=STDEV([.G55:.G64])" office:value-type="float" office:value="1400.30147167494" calcext:value-type="float">
            <text:p>1400.3014716749</text:p>
          </table:table-cell>
          <table:table-cell table:style-name="ce22" table:formula="of:=STDEV([.H55:.H64])" office:value-type="float" office:value="0.0231628837286497" calcext:value-type="float">
            <text:p>0.0231628837</text:p>
          </table:table-cell>
          <table:table-cell table:style-name="ce22" table:formula="of:=STDEV([.I55:.I64])" office:value-type="float" office:value="0.00909347659955576" calcext:value-type="float">
            <text:p>0.0090934766</text:p>
          </table:table-cell>
          <table:table-cell table:style-name="ce82" table:formula="of:=STDEV([.J55:.J64])" office:value-type="float" office:value="1700.90082118284" calcext:value-type="float">
            <text:p>1700.9008211828</text:p>
          </table:table-cell>
        </table:table-row>
        <table:table-row table:style-name="ro1">
          <table:table-cell table:style-name="ce4" office:value-type="string" calcext:value-type="string">
            <text:p>mediana</text:p>
          </table:table-cell>
          <table:table-cell table:style-name="ce22" table:formula="of:=MEDIAN([.B55:.B64])" office:value-type="float" office:value="0.9842105" calcext:value-type="float">
            <text:p>0.9842105</text:p>
          </table:table-cell>
          <table:table-cell table:style-name="ce22" table:formula="of:=MEDIAN([.C55:.C64])" office:value-type="float" office:value="96.82513" calcext:value-type="float">
            <text:p>96.82513</text:p>
          </table:table-cell>
          <table:table-cell table:style-name="ce48" table:formula="of:=MEDIAN([.D55:.D64])" office:value-type="float" office:value="1479.155" calcext:value-type="float">
            <text:p>1479.155</text:p>
          </table:table-cell>
          <table:table-cell table:style-name="ce22" table:formula="of:=MEDIAN([.E55:.E64])" office:value-type="float" office:value="0.7666667" calcext:value-type="float">
            <text:p>0.7666667</text:p>
          </table:table-cell>
          <table:table-cell table:style-name="ce22" table:formula="of:=MEDIAN([.F55:.F64])" office:value-type="float" office:value="99.15751" calcext:value-type="float">
            <text:p>99.15751</text:p>
          </table:table-cell>
          <table:table-cell table:style-name="ce22" table:formula="of:=MEDIAN([.G55:.G64])" office:value-type="float" office:value="4166.27" calcext:value-type="float">
            <text:p>4166.27</text:p>
          </table:table-cell>
          <table:table-cell table:style-name="ce22" table:formula="of:=MEDIAN([.H55:.H64])" office:value-type="float" office:value="0.75" calcext:value-type="float">
            <text:p>0.75</text:p>
          </table:table-cell>
          <table:table-cell table:style-name="ce22" table:formula="of:=MEDIAN([.I55:.I64])" office:value-type="float" office:value="99.70726" calcext:value-type="float">
            <text:p>99.70726</text:p>
          </table:table-cell>
          <table:table-cell table:style-name="ce82" table:formula="of:=MEDIAN([.J55:.J64])" office:value-type="float" office:value="12006.91" calcext:value-type="float">
            <text:p>12006.91</text:p>
          </table:table-cell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1" office:value-type="string" calcext:value-type="string">
            <text:p>Res.</text:p>
          </table:table-cell>
          <table:table-cell table:style-name="ce30"/>
          <table:table-cell table:style-name="ce40" office:value-type="string" calcext:value-type="string">
            <text:p>WDBC</text:p>
          </table:table-cell>
          <table:table-cell table:style-name="ce57"/>
          <table:table-cell table:style-name="ce30"/>
          <table:table-cell table:style-name="ce40" office:value-type="string" calcext:value-type="string">
            <text:p>Movement Libras</text:p>
          </table:table-cell>
          <table:table-cell table:style-name="ce57"/>
          <table:table-cell table:style-name="ce30"/>
          <table:table-cell table:style-name="ce40" office:value-type="string" calcext:value-type="string">
            <text:p>Arritmia</text:p>
          </table:table-cell>
          <table:table-cell table:style-name="ce57"/>
        </table:table-row>
        <table:table-row table:style-name="ro2">
          <table:table-cell table:style-name="ce12" office:value-type="string" calcext:value-type="string">
            <text:p><text:s/>globales</text:p>
          </table:table-cell>
          <table:table-cell table:style-name="ce31" office:value-type="string" calcext:value-type="string">
            <text:p>%class test</text:p>
          </table:table-cell>
          <table:table-cell table:style-name="ce31" office:value-type="string" calcext:value-type="string">
            <text:p>%red</text:p>
          </table:table-cell>
          <table:table-cell table:style-name="ce58" office:value-type="string" calcext:value-type="string">
            <text:p>T</text:p>
          </table:table-cell>
          <table:table-cell table:style-name="ce31" office:value-type="string" calcext:value-type="string">
            <text:p>%class test</text:p>
          </table:table-cell>
          <table:table-cell table:style-name="ce31" office:value-type="string" calcext:value-type="string">
            <text:p>%red</text:p>
          </table:table-cell>
          <table:table-cell table:style-name="ce58" office:value-type="string" calcext:value-type="string">
            <text:p>T</text:p>
          </table:table-cell>
          <table:table-cell table:style-name="ce31" office:value-type="string" calcext:value-type="string">
            <text:p>%class test</text:p>
          </table:table-cell>
          <table:table-cell table:style-name="ce31" office:value-type="string" calcext:value-type="string">
            <text:p>%red</text:p>
          </table:table-cell>
          <table:table-cell table:style-name="ce58" office:value-type="string" calcext:value-type="string">
            <text:p>T</text:p>
          </table:table-cell>
        </table:table-row>
        <table:table-row table:style-name="ro1">
          <table:table-cell table:style-name="ce13" office:value-type="string" calcext:value-type="string">
            <text:p>3NN</text:p>
          </table:table-cell>
          <table:table-cell table:style-name="ce32" office:value-type="float" office:value="0.9666086" calcext:value-type="float">
            <text:p>0.966608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6715" calcext:value-type="float">
            <text:p>0.6715</text:p>
          </table:table-cell>
          <table:table-cell table:style-name="ce22" office:value-type="float" office:value="0.70055555" calcext:value-type="float">
            <text:p>0.7005555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838111111111111" calcext:value-type="float">
            <text:p>0.8381111111</text:p>
          </table:table-cell>
          <table:table-cell table:style-name="ce22" office:value-type="float" office:value="0.631131869" calcext:value-type="float">
            <text:p>0.631131869</text:p>
          </table:table-cell>
          <table:table-cell table:style-name="ce22" office:value-type="float" office:value="0" calcext:value-type="float">
            <text:p>0</text:p>
          </table:table-cell>
          <table:table-cell table:style-name="ce82" office:value-type="float" office:value="0.8588" calcext:value-type="float">
            <text:p>0.8588</text:p>
          </table:table-cell>
        </table:table-row>
        <table:table-row table:style-name="ro1">
          <table:table-cell table:style-name="ce13" office:value-type="string" calcext:value-type="string">
            <text:p>BMB</text:p>
          </table:table-cell>
          <table:table-cell table:style-name="ce33" office:value-type="float" office:value="0.983986766666667" calcext:value-type="float">
            <text:p>0.9839867667</text:p>
          </table:table-cell>
          <table:table-cell table:style-name="ce22" office:value-type="float" office:value="50.40322625" calcext:value-type="float">
            <text:p>50.40322625</text:p>
          </table:table-cell>
          <table:table-cell table:style-name="ce22" office:value-type="float" office:value="595.999333333333" calcext:value-type="float">
            <text:p>595.9993333333</text:p>
          </table:table-cell>
          <table:table-cell table:style-name="ce22" office:value-type="float" office:value="0.770634942857143" calcext:value-type="float">
            <text:p>0.7706349429</text:p>
          </table:table-cell>
          <table:table-cell table:style-name="ce22" office:value-type="float" office:value="49.17582375" calcext:value-type="float">
            <text:p>49.17582375</text:p>
          </table:table-cell>
          <table:table-cell table:style-name="ce22" office:value-type="float" office:value="1957.78877777778" calcext:value-type="float">
            <text:p>1957.7887777778</text:p>
          </table:table-cell>
          <table:table-cell table:style-name="ce22" office:value-type="float" office:value="0.722932155555555" calcext:value-type="float">
            <text:p>0.7229321556</text:p>
          </table:table-cell>
          <table:table-cell table:style-name="ce22" office:value-type="float" office:value="51.4763775" calcext:value-type="float">
            <text:p>51.4763775</text:p>
          </table:table-cell>
          <table:table-cell table:style-name="ce82" office:value-type="float" office:value="10061.4725555556" calcext:value-type="float">
            <text:p>10061.4725555556</text:p>
          </table:table-cell>
        </table:table-row>
        <table:table-row table:style-name="ro1">
          <table:table-cell table:style-name="ce13" office:value-type="string" calcext:value-type="string">
            <text:p>GRASP</text:p>
          </table:table-cell>
          <table:table-cell table:style-name="ce33" office:value-type="float" office:value="0.982818533333333" calcext:value-type="float">
            <text:p>0.9828185333</text:p>
          </table:table-cell>
          <table:table-cell table:style-name="ce22" office:value-type="float" office:value="70.645162" calcext:value-type="float">
            <text:p>70.645162</text:p>
          </table:table-cell>
          <table:table-cell table:style-name="ce22" office:value-type="float" office:value="1855.099" calcext:value-type="float">
            <text:p>1855.099</text:p>
          </table:table-cell>
          <table:table-cell table:style-name="ce63" office:value-type="float" office:value="0.793209866666667" calcext:value-type="float">
            <text:p>0.7932098667</text:p>
          </table:table-cell>
          <table:table-cell table:style-name="ce22" office:value-type="float" office:value="83.0280833333333" calcext:value-type="float">
            <text:p>83.0280833333</text:p>
          </table:table-cell>
          <table:table-cell table:style-name="ce22" office:value-type="float" office:value="13255.0597" calcext:value-type="float">
            <text:p>13255.0597</text:p>
          </table:table-cell>
          <table:table-cell table:style-name="ce74" office:value-type="float" office:value="0.8141526" calcext:value-type="float">
            <text:p>0.8141526</text:p>
          </table:table-cell>
          <table:table-cell table:style-name="ce22" office:value-type="float" office:value="94.68504" calcext:value-type="float">
            <text:p>94.68504</text:p>
          </table:table-cell>
          <table:table-cell table:style-name="ce82" office:value-type="float" office:value="12459.5412" calcext:value-type="float">
            <text:p>12459.5412</text:p>
          </table:table-cell>
        </table:table-row>
        <table:table-row table:style-name="ro1">
          <table:table-cell table:style-name="ce13" office:value-type="string" calcext:value-type="string">
            <text:p>ILS</text:p>
          </table:table-cell>
          <table:table-cell table:style-name="ce34" office:value-type="float" office:value="0.98629108" calcext:value-type="float">
            <text:p>0.98629108</text:p>
          </table:table-cell>
          <table:table-cell table:style-name="ce41" office:value-type="float" office:value="96.818417" calcext:value-type="float">
            <text:p>96.818417</text:p>
          </table:table-cell>
          <table:table-cell table:style-name="ce59" office:value-type="float" office:value="1589.25333333333" calcext:value-type="float">
            <text:p>1589.2533333333</text:p>
          </table:table-cell>
          <table:table-cell table:style-name="ce64" office:value-type="float" office:value="0.771604944444445" calcext:value-type="float">
            <text:p>0.7716049444</text:p>
          </table:table-cell>
          <table:table-cell table:style-name="ce64" office:value-type="float" office:value="99.152624" calcext:value-type="float">
            <text:p>99.152624</text:p>
          </table:table-cell>
          <table:table-cell table:style-name="ce64" office:value-type="float" office:value="4703.62333333333" calcext:value-type="float">
            <text:p>4703.6233333333</text:p>
          </table:table-cell>
          <table:table-cell table:style-name="ce75" office:value-type="float" office:value="0.745388277777778" calcext:value-type="float">
            <text:p>0.7453882778</text:p>
          </table:table-cell>
          <table:table-cell table:style-name="ce80" office:value-type="float" office:value="99.707475" calcext:value-type="float">
            <text:p>99.707475</text:p>
          </table:table-cell>
          <table:table-cell table:style-name="ce87" office:value-type="float" office:value="12193.6792222222" calcext:value-type="float">
            <text:p>12193.6792222222</text:p>
          </table:table-cell>
        </table:table-row>
        <table:table-row table:style-name="ro1">
          <table:table-cell table:style-name="Default"/>
          <table:table-cell table:style-name="ce16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6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6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35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" svg:font-family="" style:font-family-generic="roman"/>
    <style:font-face style:name="Ubuntu Mono1" svg:font-family="'Ubuntu Mono'" style:font-pitch="fixed"/>
    <style:font-face style:name="Liberation Mono" svg:font-family="'Liberation Mono', 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4:14:42.979344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6-04-07T00:23:45.170625692</meta:creation-date>
    <dc:date>2016-05-12T10:27:44.441315237</dc:date>
    <dc:creator>Cristina </dc:creator>
    <meta:editing-duration>P3DT4H33M35S</meta:editing-duration>
    <meta:editing-cycles>351</meta:editing-cycles>
    <meta:generator>LibreOffice/4.3.3.2$Linux_X86_64 LibreOffice_project/430m0$Build-2</meta:generator>
    <meta:document-statistic meta:table-count="1" meta:cell-count="606" meta:object-count="0"/>
  </office:meta>
</office:document-meta>
</file>